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8E8E8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1"/>
    <style:style style:name="ce5" style:family="table-cell" style:parent-style-name="Default" style:data-style-name="N38"/>
    <style:style style:name="co1" style:family="table-column">
      <style:table-column-properties fo:break-before="auto" style:column-width="4.3815cm" style:use-optimal-column-width="true"/>
    </style:style>
    <style:style style:name="co2" style:family="table-column">
      <style:table-column-properties fo:break-before="auto" style:column-width="2.391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2.413cm" style:use-optimal-column-width="true"/>
    </style:style>
    <style:style style:name="co6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table:style-name="ce2"/>
          <table:table-cell office:value-type="string" table:style-name="ce2">
            <text:p>ATSAM3XE8</text:p>
          </table:table-cell>
          <table:table-cell table:style-name="ce2"/>
          <table:table-cell office:value-type="string" table:style-name="ce2">
            <text:p>MCP2515</text:p>
          </table:table-cell>
          <table:table-cell table:style-name="ce1"/>
          <table:table-cell table:style-name="ce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_CLK (Hz)</text:p>
          </table:table-cell>
          <table:table-cell office:value-type="float" office:value="84000000" table:formula="of:=84000000" table:style-name="ce1">
            <text:p>84000000</text:p>
          </table:table-cell>
          <table:table-cell table:style-name="ce1"/>
          <table:table-cell office:value-type="float" office:value="16000000" table:style-name="ce1">
            <text:p>16000000</text:p>
          </table:table-cell>
          <table:table-cell office:value-type="string" table:style-name="ce3">
            <text:p>4915200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CK (Hz)</text:p>
          </table:table-cell>
          <table:table-cell office:value-type="float" office:value="42000000" table:formula="of:=[.B3]/2" table:style-name="ce1">
            <text:p>42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d Rate Prescaling BRP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 Quanta TQ (s)</text:p>
          </table:table-cell>
          <table:table-cell office:value-type="float" office:value="4.9999999999999998E-7" table:formula="of:=([.B5]+1)/[.B4]" table:style-name="ce1">
            <text:p>0.0000005</text:p>
          </table:table-cell>
          <table:table-cell table:style-name="ce1"/>
          <table:table-cell office:value-type="float" office:value="4.9999999999999998E-7" table:formula="of:=([.D5]*2)/[.D3]" table:style-name="ce1">
            <text:p>0.000000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N Baud rate (Hz)</text:p>
          </table:table-cell>
          <table:table-cell office:value-type="float" office:value="2000000" table:formula="of:=1/[.B6]" table:style-name="ce4">
            <text:p>2000000</text:p>
          </table:table-cell>
          <table:table-cell table:style-name="ce1"/>
          <table:table-cell office:value-type="float" office:value="2000000" table:formula="of:=1/[.D6]" table:style-name="ce1">
            <text:p>2000000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PropSeg</text:p>
          </table:table-cell>
          <table:table-cell office:value-type="string" table:style-name="ce1">
            <text:p>1+1</text:p>
          </table:table-cell>
          <table:table-cell table:style-name="ce1"/>
          <table:table-cell office:value-type="string" table:style-name="ce1">
            <text:p>1+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Seg1</text:p>
          </table:table-cell>
          <table:table-cell office:value-type="string" table:style-name="ce1">
            <text:p>5+1</text:p>
          </table:table-cell>
          <table:table-cell table:style-name="ce1"/>
          <table:table-cell office:value-type="string" table:style-name="ce1">
            <text:p>5+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Seg2</text:p>
          </table:table-cell>
          <table:table-cell office:value-type="string" table:style-name="ce1">
            <text:p>5+1</text:p>
          </table:table-cell>
          <table:table-cell table:style-name="ce1"/>
          <table:table-cell office:value-type="string" table:style-name="ce1">
            <text:p>5+1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8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edrik Siem Taklo</meta:initial-creator>
    <dc:creator>Fredrik Siem Taklo</dc:creator>
    <meta:creation-date>2024-10-24T13:32:29Z</meta:creation-date>
    <dc:date>2024-10-30T17:38:54Z</dc:date>
  </office:meta>
</office:document-meta>
</file>